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ETAPA 1 – TEXTO: Objetivos e estrutura do projeto no estilo n8n</text:h>
      <text:p text:style-name="Horizontal_20_Line"/>
      <text:h text:style-name="Heading_20_3" text:outline-level="3">🎯 OBJETIVO GERAL:</text:h>
      <text:p text:style-name="Text_20_body">Permitir que um empresário do interior do Brasil, sem experiência ou equipe técnica, se torne um <text:span text:style-name="Strong_20_Emphasis">fornecedor regularizado de produtos e serviços para órgãos públicos</text:span>, nas esferas federal, estadual e municipal, <text:span text:style-name="Strong_20_Emphasis">usando um sistema interativo baseado em fluxograma (n8n)</text:span>.</text:p>
      <text:p text:style-name="Horizontal_20_Line"/>
      <text:h text:style-name="Heading_20_3" text:outline-level="3">🧩 OBJETIVOS ESPECÍFICOS:</text:h>
      <text:list text:style-name="L1">
        <text:list-item>
          <text:p text:style-name="P4"><text:span text:style-name="Strong_20_Emphasis">Formalizar e regularizar a empresa</text:span>:</text:p>
          <text:list>
            <text:list-item>
              <text:p text:style-name="P4">Verificar existência e regularidade do CNPJ</text:p>
            </text:list-item>
            <text:list-item>
              <text:p text:style-name="P4">Garantir emissão de nota fiscal eletrônica</text:p>
            </text:list-item>
            <text:list-item>
              <text:p text:style-name="P4">Regularizar as obrigações fiscais e trabalhistas</text:p>
            </text:list-item>
          </text:list>
        </text:list-item>
        <text:list-item>
          <text:p text:style-name="P4"><text:span text:style-name="Strong_20_Emphasis">Obter todas as certidões obrigatórias</text:span>:</text:p>
          <text:list>
            <text:list-item>
              <text:p text:style-name="P4">Receita Federal, FGTS, INSS, Justiça do Trabalho, Estadual e Municipal</text:p>
            </text:list-item>
          </text:list>
        </text:list-item>
        <text:list-item>
          <text:p text:style-name="P4"><text:span text:style-name="Strong_20_Emphasis">Cadastrar a empresa nas plataformas oficiais</text:span>:</text:p>
          <text:list>
            <text:list-item>
              <text:p text:style-name="P4">SICAF, Compras.gov.br, plataformas estaduais (BEC/SP, PE-Integrado), Banco do Brasil (Licitações-e), sites municipais</text:p>
            </text:list-item>
          </text:list>
        </text:list-item>
        <text:list-item>
          <text:p text:style-name="P4"><text:span text:style-name="Strong_20_Emphasis">Capacitar-se para participar de licitações</text:span>:</text:p>
          <text:list>
            <text:list-item>
              <text:p text:style-name="P4">Aprender a interpretar editais</text:p>
            </text:list-item>
            <text:list-item>
              <text:p text:style-name="P4">Preparar propostas e documentos exigidos</text:p>
            </text:list-item>
          </text:list>
        </text:list-item>
        <text:list-item>
          <text:p text:style-name="P4"><text:span text:style-name="Strong_20_Emphasis">Atuar em processos licitatórios</text:span>:</text:p>
          <text:list>
            <text:list-item>
              <text:p text:style-name="P4">Monitorar oportunidades</text:p>
            </text:list-item>
            <text:list-item>
              <text:p text:style-name="P4">Participar de pregões eletrônicos, dispensas, convites e inexigibilidades</text:p>
            </text:list-item>
          </text:list>
        </text:list-item>
        <text:list-item>
          <text:p text:style-name="P4"><text:span text:style-name="Strong_20_Emphasis">Executar contratos e garantir pagamentos</text:span>:</text:p>
          <text:list>
            <text:list-item>
              <text:p text:style-name="P4">Entregar serviços/produtos dentro dos prazos</text:p>
            </text:list-item>
            <text:list-item>
              <text:p text:style-name="P4">Emitir NF-e</text:p>
            </text:list-item>
            <text:list-item>
              <text:p text:style-name="P4">Acompanhar liquidação e recebimento</text:p>
            </text:list-item>
          </text:list>
        </text:list-item>
        <text:list-item>
          <text:p text:style-name="P4"><text:span text:style-name="Strong_20_Emphasis">Automatizar e profissionalizar a operação</text:span>:</text:p>
          <text:list>
            <text:list-item>
              <text:p text:style-name="P4">Criar alertas automáticos com n8n</text:p>
            </text:list-item>
            <text:list-item>
              <text:p text:style-name="P4">Integrar e-mails, consultas de certidões, vencimento de prazos</text:p>
            </text:list-item>
            <text:list-item>
              <text:p text:style-name="P4">Enviar notificações por Telegram/WhatsApp</text:p>
            </text:list-item>
          </text:list>
        </text:list-item>
      </text:list>
      <text:p text:style-name="Horizontal_20_Line"><text:soft-page-break/></text:p>
      <text:h text:style-name="Heading_20_2" text:outline-level="2">✅ ETAPA 2 – FLUXOGRAMA VISUAL (versão simplificada para entendimento)</text:h>
      <text:p text:style-name="Text_20_body">Vou montar o fluxograma como se fosse desenhado no estilo n8n, com <text:span text:style-name="Strong_20_Emphasis">nós conectados em sequência lógica</text:span>, apenas em texto. Depois, farei o <text:span text:style-name="Source_20_Text">.json</text:span>.</text:p>
      <text:p text:style-name="Horizontal_20_Line"/>
      <text:h text:style-name="Heading_20_3" text:outline-level="3">🔄 FLUXO PRINCIPAL:</text:h>
      <text:p text:style-name="Preformatted_20_Text">css</text:p>
      <text:p text:style-name="Preformatted_20_Text">CopiarEditar</text:p>
      <text:p text:style-name="P1"><text:span text:style-name="Source_20_Text">[Início] </text:span></text:p>
      <text:p text:style-name="P2"><text:span text:style-name="Source_20_Text"><text:s text:c="3"/>↓</text:span></text:p>
      <text:p text:style-name="P2"><text:span text:style-name="Source_20_Text">[Sua empresa já tem CNPJ ativo?]</text:span></text:p>
      <text:p text:style-name="P2"><text:span text:style-name="Source_20_Text"><text:s text:c="3"/>→ [NÃO] → [Abrir empresa com contador ou Sebrae] → [Formalização concluída] → [Regularizar documentação]</text:span></text:p>
      <text:p text:style-name="P2"><text:span text:style-name="Source_20_Text"><text:s text:c="3"/>→ [SIM] ↓</text:span></text:p>
      <text:p text:style-name="P2"><text:span text:style-name="Source_20_Text">[Está com as obrigações fiscais e certidões regulares?]</text:span></text:p>
      <text:p text:style-name="P2"><text:span text:style-name="Source_20_Text"><text:s text:c="3"/>→ [NÃO] → [Emitir/regularizar certidões: RF, FGTS, INSS, etc.]</text:span></text:p>
      <text:p text:style-name="P2"><text:span text:style-name="Source_20_Text"><text:s text:c="3"/>→ [SIM] ↓</text:span></text:p>
      <text:p text:style-name="P2"><text:span text:style-name="Source_20_Text">[Está habilitado para emitir nota fiscal eletrônica?]</text:span></text:p>
      <text:p text:style-name="P2"><text:span text:style-name="Source_20_Text"><text:s text:c="3"/>→ [NÃO] → [Solicitar NF-e junto à prefeitura ou SEFAZ]</text:span></text:p>
      <text:p text:style-name="P2"><text:span text:style-name="Source_20_Text"><text:s text:c="3"/>→ [SIM] ↓</text:span></text:p>
      <text:p text:style-name="P2"><text:span text:style-name="Source_20_Text">[Cadastro em plataformas de compras públicas]</text:span></text:p>
      <text:p text:style-name="P2"><text:span text:style-name="Source_20_Text"><text:s text:c="3"/>→ [SICAF Federal] → [Estaduais] → [Municipais]</text:span></text:p>
      <text:p text:style-name="P2"><text:span text:style-name="Source_20_Text"><text:s text:c="3"/>↓</text:span></text:p>
      <text:p text:style-name="P2"><text:span text:style-name="Source_20_Text">[Separar documentação exigida para participar de licitações]</text:span></text:p>
      <text:p text:style-name="P2"><text:span text:style-name="Source_20_Text"><text:s text:c="3"/>↓</text:span></text:p>
      <text:p text:style-name="P2"><text:span text:style-name="Source_20_Text">[Monitorar oportunidades de licitação]</text:span></text:p>
      <text:p text:style-name="P2"><text:span text:style-name="Source_20_Text"><text:s text:c="3"/>↓</text:span></text:p>
      <text:p text:style-name="P2"><text:span text:style-name="Source_20_Text">[Participar de licitação]</text:span></text:p>
      <text:p text:style-name="P2"><text:span text:style-name="Source_20_Text"><text:s text:c="3"/>↓</text:span></text:p>
      <text:p text:style-name="P2"><text:span text:style-name="Source_20_Text">[Ganhou?]</text:span></text:p>
      <text:p text:style-name="P2"><text:span text:style-name="Source_20_Text"><text:s text:c="3"/>→ [SIM] → [Executar contrato: entrega, nota fiscal, recebimento]</text:span></text:p>
      <text:p text:style-name="P2"><text:span text:style-name="Source_20_Text"><text:s text:c="3"/>→ [NÃO] → [Analisar desempenho e tentar novamente]</text:span></text:p>
      <text:p text:style-name="P2"><text:span text:style-name="Source_20_Text"><text:s text:c="3"/>↓</text:span></text:p>
      <text:p text:style-name="P3"><text:span text:style-name="Source_20_Text">[Fim ou próxima oportunidade]</text:span></text:p>
      <text:p text:style-name="Horizontal_20_Line"/>
      <text:h text:style-name="Heading_20_2" text:outline-level="2">✅ ETAPA 3 – GERAR ARQUIVO <text:span text:style-name="Source_20_Text">.json</text:span> COMPATÍVEL COM N8N</text:h>
      <text:section text:style-name="Sect1" text:name="Seção1" text:protected="true">
        <text:section-source xlink:href="../../../../../Downloads/workflow_fornecedor_publico_n8n_expandido.json"/>
        <text:p text:style-name="Preformatted_20_Text">{<text:line-break/> <text:s/>"name": "Fornecedor_Publico_Workflow",<text:line-break/> <text:s/>"nodes": [<text:line-break/> <text:s text:c="3"/>{<text:line-break/> <text:s text:c="5"/>"parameters": {},<text:line-break/> <text:s text:c="5"/>"name": "Start",<text:line-break/> <text:s text:c="5"/>"type": "n8n-nodes-base.start",<text:line-break/> <text:s text:c="5"/>"typeVersion": 1,<text:line-break/> <text:s text:c="5"/>"position": [<text:line-break/> <text:s text:c="7"/>250,<text:line-break/> <text:s text:c="7"/>300<text:line-break/> <text:s text:c="5"/>]<text:line-break/> <text:s text:c="3"/>},<text:line-break/><text:soft-page-break/> <text:s text:c="3"/>{<text:line-break/> <text:s text:c="5"/>"parameters": {<text:line-break/> <text:s text:c="7"/>"conditions": {<text:line-break/> <text:s text:c="9"/>"boolean": [],<text:line-break/> <text:s text:c="9"/>"string": [<text:line-break/> <text:s text:c="11"/>{<text:line-break/> <text:s text:c="13"/>"value1": "={{$json[\"temCNPJ\"]}}",<text:line-break/> <text:s text:c="13"/>"operation": "equals",<text:line-break/> <text:s text:c="13"/>"value2": "sim"<text:line-break/> <text:s text:c="11"/>}<text:line-break/> <text:s text:c="9"/>]<text:line-break/> <text:s text:c="7"/>}<text:line-break/> <text:s text:c="5"/>},<text:line-break/> <text:s text:c="5"/>"name": "Verificar CNPJ",<text:line-break/> <text:s text:c="5"/>"type": "n8n-nodes-base.if",<text:line-break/> <text:s text:c="5"/>"typeVersion": 1,<text:line-break/> <text:s text:c="5"/>"position": [<text:line-break/> <text:s text:c="7"/>450,<text:line-break/> <text:s text:c="7"/>300<text:line-break/> <text:s text:c="5"/>]<text:line-break/> <text:s text:c="3"/>},<text:line-break/> <text:s text:c="3"/>{<text:line-break/> <text:s text:c="5"/>"parameters": {<text:line-break/> <text:s text:c="7"/>"fromEmail": "licitacoes@empresa.com",<text:line-break/> <text:s text:c="7"/>"toEmail": "empresario@provedor.com",<text:line-break/> <text:s text:c="7"/>"subject": "Lembrete: Atualizar Certid\u00f5es Negativas",<text:line-break/> <text:s text:c="7"/>"text": "Atualize suas certid\u00f5es: Receita Federal, FGTS, INSS, Justi\u00e7a do Trabalho, Estadual e Municipal."<text:line-break/> <text:s text:c="5"/>},<text:line-break/> <text:s text:c="5"/>"name": "Enviar Email Lembrete Certid\u00f5es",<text:line-break/> <text:s text:c="5"/>"type": "n8n-nodes-base.emailSend",<text:line-break/> <text:s text:c="5"/>"typeVersion": 1,<text:line-break/> <text:s text:c="5"/>"position": [<text:line-break/> <text:s text:c="7"/>850,<text:line-break/> <text:s text:c="7"/>150<text:line-break/> <text:s text:c="5"/>]<text:line-break/> <text:s text:c="3"/>},<text:line-break/> <text:s text:c="3"/>{<text:line-break/> <text:s text:c="5"/>"parameters": {<text:line-break/> <text:s text:c="7"/>"chatId": "123456789",<text:line-break/> <text:s text:c="7"/>"text": "\ud83d\udce2 Nova licita\u00e7\u00e3o dispon\u00edvel na plataforma Compras.gov.br. Acesse agora para analisar o edital."<text:line-break/> <text:s text:c="5"/>},<text:line-break/> <text:s text:c="5"/>"name": "Alerta Telegram Nova Licita\u00e7\u00e3o",<text:line-break/> <text:s text:c="5"/>"type": "n8n-nodes-base.telegram",<text:line-break/> <text:s text:c="5"/>"typeVersion": 1,<text:line-break/> <text:s text:c="5"/>"position": [<text:line-break/> <text:s text:c="7"/>850,<text:line-break/> <text:s text:c="7"/>400<text:line-break/> <text:s text:c="5"/>]<text:line-break/> <text:s text:c="3"/>},<text:line-break/> <text:s text:c="3"/>{<text:line-break/> <text:s text:c="5"/>"parameters": {<text:line-break/> <text:s text:c="7"/>"triggerTimes": [<text:line-break/> <text:s text:c="9"/>{<text:line-break/> <text:s text:c="11"/>"mode": "everyWeek",<text:line-break/> <text:s text:c="11"/>"dayOfWeek": [<text:line-break/> <text:s text:c="13"/>"1",<text:line-break/> <text:s text:c="13"/>"3",<text:line-break/> <text:s text:c="13"/>"5"<text:line-break/> <text:s text:c="11"/>],<text:line-break/> <text:s text:c="11"/>"hour": 9,<text:line-break/> <text:s text:c="11"/>"minute": 0<text:line-break/> <text:s text:c="9"/>}<text:line-break/><text:soft-page-break/> <text:s text:c="7"/>]<text:line-break/> <text:s text:c="5"/>},<text:line-break/> <text:s text:c="5"/>"name": "Agendamento Semanal",<text:line-break/> <text:s text:c="5"/>"type": "n8n-nodes-base.cron",<text:line-break/> <text:s text:c="5"/>"typeVersion": 1,<text:line-break/> <text:s text:c="5"/>"position": [<text:line-break/> <text:s text:c="7"/>100,<text:line-break/> <text:s text:c="7"/>300<text:line-break/> <text:s text:c="5"/>]<text:line-break/> <text:s text:c="3"/>},<text:line-break/> <text:s text:c="3"/>{<text:line-break/> <text:s text:c="5"/>"parameters": {<text:line-break/> <text:s text:c="7"/>"url": "https://api.licitacoes.gov.br/oportunidades",<text:line-break/> <text:s text:c="7"/>"responseFormat": "json",<text:line-break/> <text:s text:c="7"/>"jsonParameters": true,<text:line-break/> <text:s text:c="7"/>"options": {}<text:line-break/> <text:s text:c="5"/>},<text:line-break/> <text:s text:c="5"/>"name": "Checar Novas Licita\u00e7\u00f5es",<text:line-break/> <text:s text:c="5"/>"type": "n8n-nodes-base.httpRequest",<text:line-break/> <text:s text:c="5"/>"typeVersion": 1,<text:line-break/> <text:s text:c="5"/>"position": [<text:line-break/> <text:s text:c="7"/>650,<text:line-break/> <text:s text:c="7"/>400<text:line-break/> <text:s text:c="5"/>]<text:line-break/> <text:s text:c="3"/>},<text:line-break/> <text:s text:c="3"/>{<text:line-break/> <text:s text:c="5"/>"parameters": {<text:line-break/> <text:s text:c="7"/>"authentication": "genericCredentialType",<text:line-break/> <text:s text:c="7"/>"url": "https://api.comprasnet.gov.br/v1/oportunidades",<text:line-break/> <text:s text:c="7"/>"responseFormat": "json",<text:line-break/> <text:s text:c="7"/>"jsonParameters": true<text:line-break/> <text:s text:c="5"/>},<text:line-break/> <text:s text:c="5"/>"name": "Consultar Compras.gov.br",<text:line-break/> <text:s text:c="5"/>"type": "n8n-nodes-base.httpRequest",<text:line-break/> <text:s text:c="5"/>"typeVersion": 1,<text:line-break/> <text:s text:c="5"/>"position": [<text:line-break/> <text:s text:c="7"/>650,<text:line-break/> <text:s text:c="7"/>600<text:line-break/> <text:s text:c="5"/>]<text:line-break/> <text:s text:c="3"/>},<text:line-break/> <text:s text:c="3"/>{<text:line-break/> <text:s text:c="5"/>"parameters": {<text:line-break/> <text:s text:c="7"/>"authentication": "genericCredentialType",<text:line-break/> <text:s text:c="7"/>"url": "https://api.sicaf.gov.br/v1/empresas/consulta",<text:line-break/> <text:s text:c="7"/>"responseFormat": "json",<text:line-break/> <text:s text:c="7"/>"jsonParameters": true<text:line-break/> <text:s text:c="5"/>},<text:line-break/> <text:s text:c="5"/>"name": "Consultar SICAF",<text:line-break/> <text:s text:c="5"/>"type": "n8n-nodes-base.httpRequest",<text:line-break/> <text:s text:c="5"/>"typeVersion": 1,<text:line-break/> <text:s text:c="5"/>"position": [<text:line-break/> <text:s text:c="7"/>650,<text:line-break/> <text:s text:c="7"/>750<text:line-break/> <text:s text:c="5"/>]<text:line-break/> <text:s text:c="3"/>},<text:line-break/> <text:s text:c="3"/>{<text:line-break/> <text:s text:c="5"/>"parameters": {<text:line-break/> <text:s text:c="7"/>"resource": "sheet",<text:line-break/> <text:s text:c="7"/>"operation": "append",<text:line-break/> <text:s text:c="7"/>"sheetId": "GOOGLE_SHEET_ID",<text:line-break/> <text:s text:c="7"/>"range": "Licita\u00e7\u00f5es!A1",<text:line-break/> <text:s text:c="7"/>"options": {<text:line-break/> <text:s text:c="9"/>"valueRenderOption": "FORMATTED_VALUE"<text:line-break/> <text:s text:c="7"/>},<text:line-break/><text:soft-page-break/> <text:s text:c="7"/>"values": {<text:line-break/> <text:s text:c="9"/>"values": [<text:line-break/> <text:s text:c="11"/>[<text:line-break/> <text:s text:c="13"/>"={{$json[\"titulo\"]}}",<text:line-break/> <text:s text:c="13"/>"={{$json[\"orgao\"]}}",<text:line-break/> <text:s text:c="13"/>"={{$json[\"data\"]}}"<text:line-break/> <text:s text:c="11"/>]<text:line-break/> <text:s text:c="9"/>]<text:line-break/> <text:s text:c="7"/>}<text:line-break/> <text:s text:c="5"/>},<text:line-break/> <text:s text:c="5"/>"name": "Registrar em Google Sheets",<text:line-break/> <text:s text:c="5"/>"type": "n8n-nodes-base.googleSheets",<text:line-break/> <text:s text:c="5"/>"typeVersion": 1,<text:line-break/> <text:s text:c="5"/>"position": [<text:line-break/> <text:s text:c="7"/>1050,<text:line-break/> <text:s text:c="7"/>400<text:line-break/> <text:s text:c="5"/>]<text:line-break/> <text:s text:c="3"/>},<text:line-break/> <text:s text:c="3"/>{<text:line-break/> <text:s text:c="5"/>"parameters": {<text:line-break/> <text:s text:c="7"/>"httpMethod": "POST",<text:line-break/> <text:s text:c="7"/>"url": "https://api.zapwebhook.com/send",<text:line-break/> <text:s text:c="7"/>"jsonParameters": true,<text:line-break/> <text:s text:c="7"/>"options": {},<text:line-break/> <text:s text:c="7"/>"bodyParametersJson": {<text:line-break/> <text:s text:c="9"/>"numero": "5599999999999",<text:line-break/> <text:s text:c="9"/>"mensagem": "\ud83d\udccc Nova licita\u00e7\u00e3o detectada! Verifique seu e-mail ou Compras.gov.br para mais detalhes."<text:line-break/> <text:s text:c="7"/>}<text:line-break/> <text:s text:c="5"/>},<text:line-break/> <text:s text:c="5"/>"name": "Enviar WhatsApp Webhook",<text:line-break/> <text:s text:c="5"/>"type": "n8n-nodes-base.httpRequest",<text:line-break/> <text:s text:c="5"/>"typeVersion": 1,<text:line-break/> <text:s text:c="5"/>"position": [<text:line-break/> <text:s text:c="7"/>1050,<text:line-break/> <text:s text:c="7"/>600<text:line-break/> <text:s text:c="5"/>]<text:line-break/> <text:s text:c="3"/>}<text:line-break/> <text:s/>],<text:line-break/> <text:s/>"connections": {<text:line-break/> <text:s text:c="3"/>"Start": {<text:line-break/> <text:s text:c="5"/>"main": [<text:line-break/> <text:s text:c="7"/>[<text:line-break/> <text:s text:c="9"/>{<text:line-break/> <text:s text:c="11"/>"node": "Verificar CNPJ",<text:line-break/> <text:s text:c="11"/>"type": "main",<text:line-break/> <text:s text:c="11"/>"index": 0<text:line-break/> <text:s text:c="9"/>}<text:line-break/> <text:s text:c="7"/>]<text:line-break/> <text:s text:c="5"/>]<text:line-break/> <text:s text:c="3"/>},<text:line-break/> <text:s text:c="3"/>"Agendamento Semanal": {<text:line-break/> <text:s text:c="5"/>"main": [<text:line-break/> <text:s text:c="7"/>[<text:line-break/> <text:s text:c="9"/>{<text:line-break/> <text:s text:c="11"/>"node": "Checar Novas Licita\u00e7\u00f5es",<text:line-break/> <text:s text:c="11"/>"type": "main",<text:line-break/> <text:s text:c="11"/>"index": 0<text:line-break/> <text:s text:c="9"/>}<text:line-break/> <text:s text:c="7"/>]<text:line-break/> <text:s text:c="5"/>]<text:line-break/> <text:s text:c="3"/>},<text:line-break/> <text:s text:c="3"/>"Checar Novas Licita\u00e7\u00f5es": {<text:line-break/> <text:s text:c="5"/>"main": [<text:line-break/><text:soft-page-break/> <text:s text:c="7"/>[<text:line-break/> <text:s text:c="9"/>{<text:line-break/> <text:s text:c="11"/>"node": "Alerta Telegram Nova Licita\u00e7\u00e3o",<text:line-break/> <text:s text:c="11"/>"type": "main",<text:line-break/> <text:s text:c="11"/>"index": 0<text:line-break/> <text:s text:c="9"/>},<text:line-break/> <text:s text:c="9"/>{<text:line-break/> <text:s text:c="11"/>"node": "Registrar em Google Sheets",<text:line-break/> <text:s text:c="11"/>"type": "main",<text:line-break/> <text:s text:c="11"/>"index": 0<text:line-break/> <text:s text:c="9"/>},<text:line-break/> <text:s text:c="9"/>{<text:line-break/> <text:s text:c="11"/>"node": "Enviar WhatsApp Webhook",<text:line-break/> <text:s text:c="11"/>"type": "main",<text:line-break/> <text:s text:c="11"/>"index": 0<text:line-break/> <text:s text:c="9"/>},<text:line-break/> <text:s text:c="9"/>{<text:line-break/> <text:s text:c="11"/>"node": "Consultar Compras.gov.br",<text:line-break/> <text:s text:c="11"/>"type": "main",<text:line-break/> <text:s text:c="11"/>"index": 0<text:line-break/> <text:s text:c="9"/>},<text:line-break/> <text:s text:c="9"/>{<text:line-break/> <text:s text:c="11"/>"node": "Consultar SICAF",<text:line-break/> <text:s text:c="11"/>"type": "main",<text:line-break/> <text:s text:c="11"/>"index": 0<text:line-break/> <text:s text:c="9"/>}<text:line-break/> <text:s text:c="7"/>]<text:line-break/> <text:s text:c="5"/>]<text:line-break/> <text:s text:c="3"/>},<text:line-break/> <text:s text:c="3"/>"Verificar CNPJ": {<text:line-break/> <text:s text:c="5"/>"main": [<text:line-break/> <text:s text:c="7"/>[<text:line-break/> <text:s text:c="9"/>{<text:line-break/> <text:s text:c="11"/>"node": "Enviar Email Lembrete Certid\u00f5es",<text:line-break/> <text:s text:c="11"/>"type": "main",<text:line-break/> <text:s text:c="11"/>"index": 1<text:line-break/> <text:s text:c="9"/>}<text:line-break/> <text:s text:c="7"/>]<text:line-break/> <text:s text:c="5"/>]<text:line-break/> <text:s text:c="3"/>}<text:line-break/> <text:s/>},<text:line-break/> <text:s/>"active": false,<text:line-break/> <text:s/>"settings": {},<text:line-break/> <text:s/>"versionId": "1752433090.315763"<text:line-break/>}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3T14:56:37.926000000</meta:creation-date>
    <dc:date>2025-07-13T15:01:03.676000000</dc:date>
    <meta:editing-duration>PT4M2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6" meta:paragraph-count="58" meta:word-count="822" meta:character-count="8228" meta:non-whitespace-character-count="5553"/>
  </office:meta>
</office:document-meta>
</file>